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354in"/>
    </style:style>
    <style:style style:name="Table1.B" style:family="table-column">
      <style:table-column-properties style:column-width="6.0896in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Text_20_body">
      <style:text-properties officeooo:rsid="000d7342" officeooo:paragraph-rsid="000d7342"/>
    </style:style>
    <style:style style:name="P2" style:family="paragraph" style:parent-style-name="Table_20_Contents">
      <style:paragraph-properties fo:margin-top="0in" fo:margin-bottom="0.0626in" loext:contextual-spacing="false"/>
    </style:style>
    <style:style style:name="P3" style:family="paragraph" style:parent-style-name="Table_20_Contents">
      <style:paragraph-properties fo:margin-top="0in" fo:margin-bottom="0.0626in" loext:contextual-spacing="false"/>
      <style:text-properties style:font-name="sans-serif" fo:font-size="10pt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variant="normal" fo:text-transform="none" fo:color="#000000" fo:font-size="9.75pt" fo:letter-spacing="normal" fo:font-style="normal" fo:font-weight="normal"/>
    </style:style>
    <style:style style:name="P5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595959" style:font-name="sans-serif" fo:letter-spacing="normal" fo:font-style="normal"/>
    </style:style>
    <style:style style:name="T1" style:family="text">
      <style:text-properties style:font-name="sans-serif" fo:font-size="10pt"/>
    </style:style>
    <style:style style:name="T2" style:family="text">
      <style:text-properties style:font-name="sans-serif" fo:font-size="10pt" style:font-name-asian="sans-serif" style:font-size-asian="10pt" style:font-name-complex="sans-serif" style:font-size-complex="10pt"/>
    </style:style>
    <style:style style:name="T3" style:family="text">
      <style:text-properties officeooo:rsid="000d73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Cop(family, par, par2 = 0, tau = NULL, check.pars = TRUE)</text:p>
      <text:h text:style-name="P5" text:outline-level="3">Argument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Source_20_Text"><text:span text:style-name="T1">family</text:span></text:span></text:p>
          </table:table-cell>
          <table:table-cell table:style-name="Table1.B1" office:value-type="string">
            <text:p text:style-name="P2"><text:span text:style-name="T1">An integer defining the bivariate copula family: <text:line-break/></text:span><text:span text:style-name="Source_20_Text"><text:span text:style-name="T1">0</text:span></text:span><text:span text:style-name="T1"> = independence copula <text:line-break/></text:span><text:span text:style-name="Source_20_Text"><text:span text:style-name="T1">1</text:span></text:span><text:span text:style-name="T1"> = Gaussian copula <text:line-break/></text:span><text:span text:style-name="Source_20_Text"><text:span text:style-name="T1">2</text:span></text:span><text:span text:style-name="T1"> = Student t copula (t-copula) <text:line-break/></text:span><text:span text:style-name="Source_20_Text"><text:span text:style-name="T1">3</text:span></text:span><text:span text:style-name="T1"> = Clayton copula <text:line-break/></text:span><text:span text:style-name="Source_20_Text"><text:span text:style-name="T1">4</text:span></text:span><text:span text:style-name="T1"> = Gumbel copula <text:line-break/></text:span><text:span text:style-name="Source_20_Text"><text:span text:style-name="T1">5</text:span></text:span><text:span text:style-name="T1"> = Frank copula <text:line-break/></text:span><text:span text:style-name="Source_20_Text"><text:span text:style-name="T1">6</text:span></text:span><text:span text:style-name="T1"> = Joe copula <text:line-break/></text:span><text:span text:style-name="Source_20_Text"><text:span text:style-name="T1">7</text:span></text:span><text:span text:style-name="T1"> = BB1 copula <text:line-break/></text:span><text:span text:style-name="Source_20_Text"><text:span text:style-name="T1">8</text:span></text:span><text:span text:style-name="T1"> = BB6 copula <text:line-break/></text:span><text:span text:style-name="Source_20_Text"><text:span text:style-name="T1">9</text:span></text:span><text:span text:style-name="T1"> = BB7 copula <text:line-break/></text:span><text:span text:style-name="Source_20_Text"><text:span text:style-name="T1">10</text:span></text:span><text:span text:style-name="T1"> = BB8 copula <text:line-break/></text:span><text:span text:style-name="Source_20_Text"><text:span text:style-name="T1">13</text:span></text:span><text:span text:style-name="T1"> = rotated Clayton copula (180 degrees; “survival Clayton”) <text:line-break/></text:span><text:span text:style-name="Source_20_Text"><text:span text:style-name="T1">14</text:span></text:span><text:span text:style-name="T1"> = rotated Gumbel copula (180 degrees; “survival Gumbel”) <text:line-break/></text:span><text:span text:style-name="Source_20_Text"><text:span text:style-name="T1">16</text:span></text:span><text:span text:style-name="T1"> = rotated Joe copula (180 degrees; “survival Joe”) <text:line-break/></text:span><text:span text:style-name="Source_20_Text"><text:span text:style-name="T1">17</text:span></text:span><text:span text:style-name="T1"> = rotated BB1 copula (180 degrees; “survival BB1”)<text:line-break/></text:span><text:span text:style-name="Source_20_Text"><text:span text:style-name="T1">18</text:span></text:span><text:span text:style-name="T1"> = rotated BB6 copula (180 degrees; “survival BB6”)<text:line-break/></text:span><text:span text:style-name="Source_20_Text"><text:span text:style-name="T1">19</text:span></text:span><text:span text:style-name="T1"> = rotated BB7 copula (180 degrees; “survival BB7”)<text:line-break/></text:span><text:span text:style-name="Source_20_Text"><text:span text:style-name="T1">20</text:span></text:span><text:span text:style-name="T1"> = rotated BB8 copula (180 degrees; “survival BB8”)<text:line-break/></text:span><text:span text:style-name="Source_20_Text"><text:span text:style-name="T1">23</text:span></text:span><text:span text:style-name="T1"> = rotated Clayton copula (90 degrees) <text:line-break/></text:span><text:span text:style-name="Source_20_Text"><text:span text:style-name="T1">24</text:span></text:span><text:span text:style-name="T1"> = rotated Gumbel copula (90 degrees) <text:line-break/></text:span><text:span text:style-name="Source_20_Text"><text:span text:style-name="T1">26</text:span></text:span><text:span text:style-name="T1"> = rotated Joe copula (90 degrees) <text:line-break/></text:span><text:span text:style-name="Source_20_Text"><text:span text:style-name="T1">27</text:span></text:span><text:span text:style-name="T1"> = rotated BB1 copula (90 degrees) <text:line-break/></text:span><text:span text:style-name="Source_20_Text"><text:span text:style-name="T1">28</text:span></text:span><text:span text:style-name="T1"> = rotated BB6 copula (90 degrees) <text:line-break/></text:span><text:span text:style-name="Source_20_Text"><text:span text:style-name="T1">29</text:span></text:span><text:span text:style-name="T1"> = rotated BB7 copula (90 degrees) <text:line-break/></text:span><text:span text:style-name="Source_20_Text"><text:span text:style-name="T1">30</text:span></text:span><text:span text:style-name="T1"> = rotated BB8 copula (90 degrees) <text:line-break/></text:span><text:span text:style-name="Source_20_Text"><text:span text:style-name="T1">33</text:span></text:span><text:span text:style-name="T1"> = rotated Clayton copula (270 degrees) <text:line-break/></text:span><text:span text:style-name="Source_20_Text"><text:span text:style-name="T1">34</text:span></text:span><text:span text:style-name="T1"> = rotated Gumbel copula (270 degrees) <text:line-break/></text:span><text:span text:style-name="Source_20_Text"><text:span text:style-name="T1">36</text:span></text:span><text:span text:style-name="T1"> = rotated Joe copula (270 degrees) <text:line-break/></text:span><text:span text:style-name="Source_20_Text"><text:span text:style-name="T1">37</text:span></text:span><text:span text:style-name="T1"> = rotated BB1 copula (270 degrees) <text:line-break/></text:span><text:span text:style-name="Source_20_Text"><text:span text:style-name="T1">38</text:span></text:span><text:span text:style-name="T1"> = rotated BB6 copula (270 degrees) <text:line-break/></text:span><text:span text:style-name="Source_20_Text"><text:span text:style-name="T1">39</text:span></text:span><text:span text:style-name="T1"> = rotated BB7 copula (270 degrees) <text:line-break/></text:span><text:span text:style-name="Source_20_Text"><text:span text:style-name="T1">40</text:span></text:span><text:span text:style-name="T1"> = rotated BB8 copula (270 degrees) <text:line-break/></text:span><text:span text:style-name="Source_20_Text"><text:span text:style-name="T1">104</text:span></text:span><text:span text:style-name="T1"> = Tawn type 1 copula <text:line-break/></text:span><text:span text:style-name="Source_20_Text"><text:span text:style-name="T1">114</text:span></text:span><text:span text:style-name="T1"> = rotated Tawn type 1 copula (180 degrees) <text:line-break/></text:span><text:span text:style-name="Source_20_Text"><text:span text:style-name="T1">124</text:span></text:span><text:span text:style-name="T1"> = rotated Tawn type 1 copula (90 degrees) <text:line-break/></text:span><text:span text:style-name="Source_20_Text"><text:span text:style-name="T1">134</text:span></text:span><text:span text:style-name="T1"> = rotated Tawn type 1 copula (270 degrees) <text:line-break/></text:span><text:span text:style-name="Source_20_Text"><text:span text:style-name="T1">204</text:span></text:span><text:span text:style-name="T1"> = Tawn type 2 copula <text:line-break/></text:span><text:span text:style-name="Source_20_Text"><text:span text:style-name="T1">214</text:span></text:span><text:span text:style-name="T1"> = rotated Tawn type 2 copula (180 degrees) <text:line-break/></text:span><text:span text:style-name="Source_20_Text"><text:span text:style-name="T1">224</text:span></text:span><text:span text:style-name="T1"> = rotated Tawn type 2 copula (90 degrees) <text:line-break/></text:span><text:span text:style-name="Source_20_Text"><text:span text:style-name="T1">234</text:span></text:span><text:span text:style-name="T1"> = rotated Tawn type 2 copula (270 degrees) 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ar</text:span></text:span></text:p>
          </table:table-cell>
          <table:table-cell table:style-name="Table1.B1" office:value-type="string">
            <text:p text:style-name="P3">Copula paramete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ar2</text:span></text:span></text:p>
          </table:table-cell>
          <table:table-cell table:style-name="Table1.B1" office:value-type="string">
            <text:p text:style-name="P2"><text:span text:style-name="T1">Second parameter for bivariate copulas with two parameters (t, BB1, BB6, BB7, BB8, Tawn type 1 and type 2; default is </text:span><text:span text:style-name="Source_20_Text"><text:span text:style-name="T1">par2 = 0</text:span></text:span><text:span text:style-name="T1">). </text:span><text:span text:style-name="Source_20_Text"><text:span text:style-name="T1">par2</text:span></text:span><text:span text:style-name="T1">should be an positive integer for the Students's t copula </text:span><text:span text:style-name="Source_20_Text"><text:span text:style-name="T1">family = 2</text:span></text:span><text:span text:style-name="T1">.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tau</text:span></text:span></text:p>
          </table:table-cell>
          <table:table-cell table:style-name="Table1.B1" office:value-type="string">
            <text:p text:style-name="P2"><text:span text:style-name="T1">numeric; value of Kendall's tau; has to lie in the interval (-1, 1). Can only be used with one-parameter families and the t copula. If </text:span><text:span text:style-name="Source_20_Text"><text:span text:style-name="T1">tau</text:span></text:span><text:span text:style-name="T1"> is provided,</text:span><text:span text:style-name="Source_20_Text"><text:span text:style-name="T1">par</text:span></text:span><text:span text:style-name="T1"> will be ignored.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check.pars</text:span></text:span></text:p>
          </table:table-cell>
          <table:table-cell table:style-name="Table1.B1" office:value-type="string">
            <text:p text:style-name="P2"><text:span text:style-name="T1">logical; default is </text:span><text:span text:style-name="Source_20_Text"><text:span text:style-name="T1">TRUE</text:span></text:span><text:span text:style-name="T1">; if </text:span><text:span text:style-name="Source_20_Text"><text:span text:style-name="T1">FALSE</text:span></text:span><text:span text:style-name="T1">, checks for family/parameter-consistency are ommited (should only be used with care).</text:span></text:p>
          </table:table-cell>
        </table:table-row>
      </table:table>
      <text:p text:style-name="Text_20_body"/>
      <text:p text:style-name="Text_20_body"><text:soft-page-break/></text:p>
      <text:p text:style-name="Text_20_body"/>
      <text:p text:style-name="Text_20_body"><text:span text:style-name="T3">1. Co phai la, chuc nang ntn</text:span></text:p>
      <text:p text:style-name="P1">include_summand</text:p>
      <text:p text:style-name="P1"/>
      <text:p text:style-name="P1">is_constant_struct</text:p>
      <text:p text:style-name="P1"/>
      <text:p text:style-name="P1">tat ca cac copula log prob thong dung</text:p>
      <text:p text:style-name="P1"/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21:24:50.844219064</meta:creation-date>
    <dc:date>2017-02-14T01:54:59.340734864</dc:date>
    <meta:editing-duration>PT3H49M48S</meta:editing-duration>
    <meta:editing-cycles>1</meta:editing-cycles>
    <meta:document-statistic meta:table-count="1" meta:image-count="0" meta:object-count="0" meta:page-count="2" meta:paragraph-count="16" meta:word-count="401" meta:character-count="2254" meta:non-whitespace-character-count="1832"/>
    <meta:generator>LibreOffice/5.1.4.2$Linux_X86_64 LibreOffice_project/10m0$Build-2</meta:generator>
  </office:meta>
</office:document-meta>
</file>